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7"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8"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9"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0" style:family="paragraph" style:parent-style-name="Div">
      <style:paragraph-properties fo:margin-left="0in" fo:margin-right="0in" fo:margin-top="0in" fo:margin-bottom="0.0402in" fo:text-indent="0in" style:auto-text-indent="false" style:writing-mode="lr-tb"/>
    </style:style>
    <style:style style:name="P11" style:family="paragraph" style:parent-style-name="Div">
      <style:paragraph-properties fo:margin-left="0.4083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Morashon: The Musical</text:p>
      <text:p text:style-name="P20"/>
      <text:p text:style-name="P8">Scene: Starlite Lounge, a piano bar.</text:p>
      <text:p text:style-name="P8">spotlight comes up on piano player -- typical bar lounge guy, rings on fingers, bald with a comb-over. <text:s/>He has a mid-90's looking midi setup doing drums, strings etc; he plays a shiny black baby grand.</text:p>
      <text:p text:style-name="P8"/>
      <text:p text:style-name="P8">Plays intro to Starlite with much fanfare. <text:s/>More lights come up slowly, revealing three people at the bar.</text:p>
      <text:p text:style-name="P8"/>
      <text:p text:style-name="P8">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9"/>
      <text:p text:style-name="P8">Music transitions from Starlite to Morashon theme</text:p>
      <text:p text:style-name="P8"/>
      <text:p text:style-name="P9">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9"/>
      <text:p text:style-name="P8">Pause... <text:s/>All lights fade as a spot comes up on Thisone at the bar, twirling a stick in his drink. <text:s/>Music segues again</text:p>
      <text:p text:style-name="P9"/>
      <text:p text:style-name="P9">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9"/>
      <text:p text:style-name="P8"/>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on't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I was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
      <text:p text:style-name="P1"><text:span text:style-name="T2">I hear the prisoner in me</text:span> </text:p>
      <text:p text:style-name="P1"><text:span text:style-name="T2">I feel the prisoner in me</text:span> </text:p>
      <text:p text:style-name="P1"><text:span text:style-name="T2">I know the prisoner in me</text:span> </text:p>
      <text:p text:style-name="P1"><text:span text:style-name="T2">I found the prisoner in me</text:span> </text:p>
      <text:p text:style-name="P16">        </text:p>
      <text:p text:style-name="P1"><text:span text:style-name="T2">(The only way you could succeed was by failing!)</text:span> </text:p>
      <text:p text:style-name="P1"><text:soft-page-break/><text:span text:style-name="T2">(No!)</text:span><text:span text:style-name="T2"> </text:span></text:p>
      <text:p text:style-name="P1"><text:span text:style-name="T2">(The only way you could succeed was by failing!)</text:span> </text:p>
      <text:p text:style-name="P3">(woman: Really?)</text:p>
      <text:p text:style-name="P8"/>
      <text:p text:style-name="P8">Fade out.</text:p>
      <text:p text:style-name="P8">Fade in; caption: 3 years earlier</text:p>
      <text:p text:style-name="P8">Scene: Starlite Lounge</text:p>
      <text:p text:style-name="P8">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8">During the interlude where the instruments drop out, the ogre appears flustered, waving at the piano player even as he attempts to sing the final verse over the drums. <text:s/>Finally he kicks the midi drum machine in frustration. <text:s/>The instruments return.</text:p>
      <text:p text:style-name="P8">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8"/>
      <text:p text:style-name="P8">This all happens in the background; the music fades low as the dialog begins.</text:p>
      <text:p text:style-name="P8"/>
      <text:p text:style-name="P8">song: starlite</text:p>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4">tm</text:span><text:span text:style-name="T1"> was OK</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4">tm</text:span><text:span text:style-name="T1">  in our room</text:span></text:p>
      <text:p text:style-name="P27"/>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4">tm</text:span><text:span text:style-name="T1"> we once new</text:span></text:p>
      <text:p text:style-name="P27"/>
      <text:p text:style-name="P27"><text:soft-page-break/>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_Annai: They have drugs for that sort of thing.  You should look into it.</text:p>
      <text:p text:style-name="P16">_Thisone: Maybe I will.</text:p>
      <text:p text:style-name="P16">(long pause, music swells)</text:p>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text:soft-page-break/>_Thisone: Where are we going?</text:p>
      <text:p text:style-name="P16">_Annai: Come with.</text:p>
      <text:p text:style-name="P17"/>
      <text:p text:style-name="P17">Scene: big rave</text:p>
      <text:p text:style-name="P17">Morashon is performing</text:p>
      <text:p text:style-name="P17">Multi-headed, multi-armed avatar, plays all instruments, sings harmony with hisself</text:p>
      <text:p text:style-name="P17">Song: Come Down</text:p>
      <text:p text:style-name="P17">Sung by: Morashon</text:p>
      <text:p text:style-name="P17"/>
      <text:p text:style-name="P1"><text:span text:style-name="T1">If love is a river</text:span> </text:p>
      <text:p text:style-name="P1"><text:span text:style-name="T1">I've got a boat</text:span> </text:p>
      <text:p text:style-name="P1"><text:span text:style-name="T1">Come down to the river</text:span> </text:p>
      <text:p text:style-name="P1"><text:span text:style-name="T1">Get on my boat</text:span> </text:p>
      <text:p text:style-name="P1"><text:span text:style-name="T1">And we'll sail together</text:span> </text:p>
      <text:p text:style-name="P1"><text:span text:style-name="T1">Into the sun</text:span> </text:p>
      <text:p text:style-name="P1"><text:span text:style-name="T1">And I will remember</text:span> </text:p>
      <text:p text:style-name="P1"><text:span text:style-name="T1">That we're together</text:span> </text:p>
      <text:p text:style-name="P1"><text:span text:style-name="T1">And it's for ever</text:span> </text:p>
      <text:p text:style-name="P1"/>
      <text:p text:style-name="P1"><text:span text:style-name="T1">It's only you and me</text:span> </text:p>
      <text:p text:style-name="P1"><text:span text:style-name="T1">From Sea To Shining Sea</text:span> </text:p>
      <text:p text:style-name="P1"><text:span text:style-name="T1">Come down yea</text:span><text:span text:style-name="T1"> </text:span></text:p>
      <text:p text:style-name="P17"/>
      <text:p text:style-name="P1"><text:span text:style-name="T1">If love is an ocean</text:span> </text:p>
      <text:p text:style-name="P1"><text:span text:style-name="T1">Then you and I</text:span> </text:p>
      <text:p text:style-name="P1"><text:span text:style-name="T1">Must sail down the river</text:span> </text:p>
      <text:p text:style-name="P1"><text:span text:style-name="T1">Into the bay</text:span> </text:p>
      <text:p text:style-name="P1"><text:span text:style-name="T1">That leads from the river</text:span> </text:p>
      <text:p text:style-name="P1"><text:span text:style-name="T1">Into the sea</text:span> </text:p>
      <text:p text:style-name="P1"><text:span text:style-name="T1">Of Love Everlasting</text:span> </text:p>
      <text:p text:style-name="P1"><text:span text:style-name="T1">I can't wait one more day</text:span> </text:p>
      <text:p text:style-name="P1"><text:span text:style-name="T1">Hoist up the mainsail!</text:span> </text:p>
      <text:p text:style-name="P1"/>
      <text:p text:style-name="P1"><text:span text:style-name="T1">It's only you and me</text:span> </text:p>
      <text:p text:style-name="P1"><text:span text:style-name="T1">From Sea To Shining Sea</text:span> </text:p>
      <text:p text:style-name="P1"><text:span text:style-name="T1">Come down yea</text:span> </text:p>
      <text:p text:style-name="P1"/>
      <text:p text:style-name="P1"><text:span text:style-name="T1">If love is a mountain</text:span> </text:p>
      <text:p text:style-name="P1"><text:span text:style-name="T1">Then you and I</text:span> </text:p>
      <text:p text:style-name="P1"><text:span text:style-name="T1">Must climb up the mountain</text:span> </text:p>
      <text:p text:style-name="P1"><text:span text:style-name="T1">Climb, climb until</text:span> </text:p>
      <text:p text:style-name="P1"><text:span text:style-name="T1">The sky has been broken</text:span><text:span text:style-name="T1"> </text:span></text:p>
      <text:p text:style-name="P1"><text:span text:style-name="T1">We never will</text:span> </text:p>
      <text:p text:style-name="P1"><text:span text:style-name="T1">Come down</text:span> </text:p>
      <text:p text:style-name="P1"><text:span text:style-name="T1">Come down</text:span> </text:p>
      <text:p text:style-name="P1"><text:span text:style-name="T1">Come down</text:span> </text:p>
      <text:p text:style-name="P16"/>
      <text:p text:style-name="P16">(Annai is transfixed -- light plays on her face)</text:p>
      <text:p text:style-name="P16"><text:soft-page-break/>_Thisone: Is he a guy, or a band?  Or what?</text:p>
      <text:p text:style-name="P16">_Annai: What.</text:p>
      <text:p text:style-name="P16">_Thisone: What?</text:p>
      <text:p text:style-name="P16">_Annai: (playing back recording of Thisone's voice) "Is he a guy, or a band, or what?"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they dance</text:p>
      <text:p text:style-name="P17">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text:soft-page-break/>_Thisone: Just a fan, I guess.  A new one.  I like your music.</text:p>
      <text:p text:style-name="P16">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text:soft-page-break/>_Morashon: This one!  Delightful.  We were just about to begin.</text:p>
      <text:p text:style-name="P16">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text:p>
      <text:p text:style-name="P17">song: Give it all to me</text:p>
      <text:p text:style-name="P17"/>
      <text:p text:style-name="P23">Give it all to me</text:p>
      <text:p text:style-name="P23">Let it all go fr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Everything you s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Give me back</text:p>
      <text:p text:style-name="P23">What you stole</text:p>
      <text:p text:style-name="P23"/>
      <text:p text:style-name="P23">Give it all to me</text:p>
      <text:p text:style-name="P23">Pieces of your soul</text:p>
      <text:p text:style-name="P23">Every little thing</text:p>
      <text:p text:style-name="P23">Helps to make me whole</text:p>
      <text:p text:style-name="P23"/>
      <text:p text:style-name="P23">Give it all to me</text:p>
      <text:p text:style-name="P23"><text:soft-page-break/>Everything inside</text:p>
      <text:p text:style-name="P23">All will be revealed</text:p>
      <text:p text:style-name="P23">When</text:p>
      <text:p text:style-name="P23">There's nothing left to hide </text:p>
      <text:p text:style-name="P17"/>
      <text:p text:style-name="P17"/>
      <text:p text:style-name="P17">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text:soft-page-break/>_Annai: What do you mean, went down?</text:p>
      <text:p text:style-name="P16">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5">is </text:span>life.  It's everything.</text:p>
      <text:p text:style-name="P18">_Annai: Precisely.  And for you, too.  You just can't admit it.</text:p>
      <text:p text:style-name="P18"><text:soft-page-break/>_Thisone: (thinks for a moment) Maybe you're right.  Even as the interface gear gets better and better, I never feel like this is home.  I'm homesick, I guess.</text:p>
      <text:p text:style-name="P18">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text:soft-page-break/>_Annai: Ok.  (shoots url) Be there or be square.</text:p>
      <text:p text:style-name="P18">_Thisone: Talk about ancient!</text:p>
      <text:p text:style-name="P18">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text:soft-page-break/>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text:soft-page-break/>_Thisone: Sure, sure.  We're just God's dreams.  Some god's dreams.  Lowercase "g".</text:p>
      <text:p text:style-name="P18">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_Thisone: Do I know the song?</text:p>
      <text:p text:style-name="P18">_Morashon: You will.</text:p>
      <text:p text:style-name="P19"/>
      <text:p text:style-name="P19">Annai sings "Mouth Of Truth" to Morashon's accompaniment. <text:s/>Thisone adds harmony later in the song.</text:p>
      <text:p text:style-name="P19"/>
      <text:p text:style-name="P19">Song: Mouth Of Truth</text:p>
      <text:p text:style-name="P19"/>
      <text:p text:style-name="P4">Sometimes</text:p>
      <text:p text:style-name="P4">You feel</text:p>
      <text:p text:style-name="P4">You need to make some changes to your lifestyle</text:p>
      <text:p text:style-name="P4">Sometimes</text:p>
      <text:p text:style-name="P4">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And you take it</text:p>
      <text:p text:style-name="P4">But it breaks you</text:p>
      <text:p text:style-name="P4">So you hate it</text:p>
      <text:p text:style-name="P4"/>
      <text:p text:style-name="P4">Put your hand in the mouth of truth</text:p>
      <text:p text:style-name="P4">Tell yourself it's not true</text:p>
      <text:p text:style-name="P4">Put your hand in the mouth of truth</text:p>
      <text:p text:style-name="P4"/>
      <text:p text:style-name="P4"><text:soft-page-break/>Sometimes</text:p>
      <text:p text:style-name="P4">You feel</text:p>
      <text:p text:style-name="P4">Emotionally shattered, almost heartless</text:p>
      <text:p text:style-name="P4">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ll yourself it's not true</text:p>
      <text:p text:style-name="P4">Put your hand in the mouth of truth</text:p>
      <text:p text:style-name="P4">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19"/>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text:soft-page-break/>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text:soft-page-break/>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  Instrumental intro to "Half In Love"</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text:soft-page-break/>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look just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text:soft-page-break/>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text:soft-page-break/>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4">My life is boring today</text:p>
      <text:p text:style-name="P4">My youth is slipping away</text:p>
      <text:p text:style-name="P4">My heart is frozen and hard</text:p>
      <text:p text:style-name="P4">I'm held by my own retard</text:p>
      <text:p text:style-name="P4"/>
      <text:p text:style-name="P4">Suddenly someone comes into my life</text:p>
      <text:p text:style-name="P4">And I'm a child again so help me</text:p>
      <text:p text:style-name="P4">I'm in need of friendship more than love</text:p>
      <text:p text:style-name="P4">But love's exactly what I've found</text:p>
      <text:p text:style-name="P4">And now the sun is shining through her</text:p>
      <text:p text:style-name="P4">Hair and I think half of me's in love</text:p>
      <text:p text:style-name="P4">(Love)</text:p>
      <text:p text:style-name="P4"><text:soft-page-break/></text:p>
      <text:p text:style-name="P4">I thought I knew what to do</text:p>
      <text:p text:style-name="P4">I thought that I had a clue</text:p>
      <text:p text:style-name="P4">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Responsibilities, eventualities</text:p>
      <text:p text:style-name="P4">Now half of me's in love</text:p>
      <text:p text:style-name="P4">Love</text:p>
      <text:p text:style-name="P4">Love (half of me's in love)</text:p>
      <text:p text:style-name="P4">Love (half of me's in/half of me's in love/I'm half in love!)</text:p>
      <text:p text:style-name="P4"/>
      <text:p text:style-name="P17">Scene: private booth at a fancy restaurant</text:p>
      <text:p text:style-name="P17">Annai is already sitting in the booth; Thisone ports in.  (Starlite in background?)</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text:soft-page-break/>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text:soft-page-break/>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text:soft-page-break/>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text:soft-page-break/>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text:soft-page-break/>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text:p>
      <text:p text:style-name="P17">Song: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Ca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oft-page-break/><text:span text:style-name="T1">No one could remember how we cried</text:span> </text:p>
      <text:p text:style-name="P1"><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Lay your smile on me</text:span><text:span text:style-name="T1"> </text:span></text:p>
      <text:p text:style-name="P16"/>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text:soft-page-break/>_Thisone: then we slip in after our song. </text:p>
      <text:p text:style-name="P16">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nna burn like a star</text:p>
      <text:p text:style-name="P23">Play that guitar</text:p>
      <text:p text:style-name="P23">Singing a song</text:p>
      <text:p text:style-name="P23">It won't b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
      <text:p text:style-name="P23">Now I'm a star</text:p>
      <text:p text:style-name="P23">I've got a thirty foot car</text:p>
      <text:p text:style-name="P23">I've got a house in the woods</text:p>
      <text:p text:style-name="P23">I've got material goods</text:p>
      <text:p text:style-name="P23">I've got a piece of my mind</text:p>
      <text:p text:style-name="P23">Cost me a dime</text:p>
      <text:p text:style-name="P23"><text:soft-page-break/>Singing a song</text:p>
      <text:p text:style-name="P23">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Like, "Am I Real?"</text:p>
      <text:p text:style-name="P23"/>
      <text:p text:style-name="P23">(solo)</text:p>
      <text:p text:style-name="P23"/>
      <text:p text:style-name="P23">Hopeless demands</text:p>
      <text:p text:style-name="P23">Based on delusional plans</text:p>
      <text:p text:style-name="P22"><text:span text:style-name="T6">    </text:span><text:span text:style-name="T7">(Like, “Am I Real?”)</text:span></text:p>
      <text:p text:style-name="P23">Devious schemes</text:p>
      <text:p text:style-name="P23">Dressed up like innocent dreams</text:p>
      <text:p text:style-name="P22"><text:span text:style-name="T6">    </text:span><text:span text:style-name="T7">(Like, “Am I Real?)</text:span></text:p>
      <text:p text:style-name="P23">Be what you are</text:p>
      <text:p text:style-name="P23">Play that guitar</text:p>
      <text:p text:style-name="P23">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Trance music in background: "Changing Time" </text:p>
      <text:p text:style-name="P16"/>
      <text:p text:style-name="P12">If you try to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text:soft-page-break/>Stars in trees and sunset cloud</text:p>
      <text:p text:style-name="P12">Will your brain begin to understand?</text:p>
      <text:p text:style-name="P12">Is it just the pair that makes the man?</text:p>
      <text:p text:style-name="P12"/>
      <text:p text:style-name="P12">Can you hear me talk to you?</text:p>
      <text:p text:style-name="P12">Can you tell me what to do?</text:p>
      <text:p text:style-name="P12">Can you let me go my merry way</text:p>
      <text:p text:style-name="P12">Nothing happens to disturb your day</text:p>
      <text:p text:style-name="P12"/>
      <text:p text:style-name="P12">If I let you dance to this</text:p>
      <text:p text:style-name="P12">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Nothing can prepare you for</text:p>
      <text:p text:style-name="P12">What you'll see behind that door</text:p>
      <text:p text:style-name="P12">Nothing doing I can't take you there</text:p>
      <text:p text:style-name="P12">This is not a thing we both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May just blow your mind</text:p>
      <text:p text:style-name="P12"/>
      <text:p text:style-name="P12">Ooh,</text:p>
      <text:p text:style-name="P12">Ooh, changing time</text:p>
      <text:p text:style-name="P12">Ooh,</text:p>
      <text:p text:style-name="P12">Ooh, changing time</text:p>
      <text:p text:style-name="P12"/>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ext:soft-page-break/>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text:soft-page-break/></text:p>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let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text:soft-page-break/>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text:soft-page-break/>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text:soft-page-break/>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text:soft-page-break/>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text:soft-page-break/>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_Morashon: I'm not sure I do, anymore.  It was all clear to me, before.</text:p>
      <text:p text:style-name="P17"/>
      <text:p text:style-name="P17">Instrumental: Prisoner Ambient</text:p>
      <text:p text:style-name="P17"/>
      <text:p text:style-name="P16">_Morashon: Goodbye, Annai. (he disappears)</text:p>
      <text:p text:style-name="P16">_Annai: (after a short pause) Goodbye.</text:p>
      <text:p text:style-name="P17"/>
      <text:p text:style-name="P17">Scene: Piano bar</text:p>
      <text:p text:style-name="P17">Instrumental version of Starlite</text:p>
      <text:p text:style-name="P17">Annai and Thisone appear simultaneously.</text:p>
      <text:p text:style-name="P17"/>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text:soft-page-break/>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Starlite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  Over &amp; Over instrumental background.</text:p>
      <text:p text:style-name="P17">Message pops up:</text:p>
      <text:p text:style-name="P17"/>
      <text:p text:style-name="P17">       From: Annai</text:p>
      <text:p text:style-name="P17">       Subject: Am I real?</text:p>
      <text:p text:style-name="P17">          nope. Code.  Bye</text:p>
      <text:p text:style-name="P17"><text:soft-page-break/></text:p>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Thisone (as Morashon): Thank you for coming.  This will be my farewell performance.  (boos and whistles from crowd, murmuring)</text:p>
      <text:p text:style-name="P16"/>
      <text:p text:style-name="P16">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boos, catcalls).</text:p>
      <text:p text:style-name="P16"/>
      <text:p text:style-name="P16">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more boos; "who are you?"  "Where is Morashon?" "Just play the fucking song", etc.  The crowd starts to thin as people wander off or port out.)</text:p>
      <text:p text:style-name="P16"/>
      <text:p text:style-name="P16">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 You</text:p>
      <text:p text:style-name="P17">sung by: Thisone (as Morashon)</text:p>
      <text:p text:style-name="P17">Lyrics scroll by, with the iconic bouncing ball</text:p>
      <text:p text:style-name="P17">Lighters in the crowd? The Wave? (too much?)</text:p>
      <text:p text:style-name="P17"/>
      <text:p text:style-name="P21"><text:span text:style-name="T1">The higher you fly</text:span> </text:p>
      <text:p text:style-name="P7"><text:span text:style-name="T1">The farther you have to fall</text:span> </text:p>
      <text:p text:style-name="P7"><text:span text:style-name="T1">Have you heard the further you go</text:span> </text:p>
      <text:p text:style-name="P7"><text:span text:style-name="T1">The sooner you hit the wall</text:span> </text:p>
      <text:p text:style-name="P7"/>
      <text:p text:style-name="P7"><text:span text:style-name="T1">Did they tell you this</text:span> </text:p>
      <text:p text:style-name="P7"><text:span text:style-name="T1">Did they crush your bliss</text:span> </text:p>
      <text:p text:style-name="P7"><text:span text:style-name="T1">Try to put you down</text:span> </text:p>
      <text:p text:style-name="P7"><text:span text:style-name="T1">Call you a clown</text:span> </text:p>
      <text:p text:style-name="P7"/>
      <text:p text:style-name="P7"><text:soft-page-break/><text:span text:style-name="T1">Well...</text:span><text:span text:style-name="T1"> </text:span></text:p>
      <text:p text:style-name="P7"/>
      <text:p text:style-name="P7"><text:span text:style-name="T1">The faster you are</text:span> </text:p>
      <text:p text:style-name="P7"><text:span text:style-name="T1">The farther you have to go</text:span> </text:p>
      <text:p text:style-name="P7"><text:span text:style-name="T1">They all say the brighter you burn</text:span> </text:p>
      <text:p text:style-name="P7"><text:span text:style-name="T1">The sooner you'll lose that glow</text:span> </text:p>
      <text:p text:style-name="P7"/>
      <text:p text:style-name="P7"><text:span text:style-name="T1">Don't you know they say it's true</text:span> </text:p>
      <text:p text:style-name="P7"><text:span text:style-name="T1">You can't be you</text:span> </text:p>
      <text:p text:style-name="P7"><text:span text:style-name="T1">Be like one of us</text:span> </text:p>
      <text:p text:style-name="P7"><text:span text:style-name="T1">Don't make a fuss</text:span> </text:p>
      <text:p text:style-name="P7"/>
      <text:p text:style-name="P7"><text:span text:style-name="T1">'Cause you know the bigger you are</text:span> </text:p>
      <text:p text:style-name="P7"><text:span text:style-name="T1">The harder you're going to fall</text:span> </text:p>
      <text:p text:style-name="P7"><text:span text:style-name="T1">Don't you know the quicker you move</text:span> </text:p>
      <text:p text:style-name="P7"><text:span text:style-name="T1">The likelier you will stall</text:span> </text:p>
      <text:p text:style-name="P7"/>
      <text:p text:style-name="P7"><text:span text:style-name="T1">Don't believe their lies</text:span> </text:p>
      <text:p text:style-name="P7"><text:span text:style-name="T1">Look in your eyes</text:span> </text:p>
      <text:p text:style-name="P7"><text:span text:style-name="T1">Ask yourself what's true</text:span> </text:p>
      <text:p text:style-name="P7"><text:span text:style-name="T1">Do what you do</text:span> </text:p>
      <text:p text:style-name="P7"><text:span text:style-name="T1">Only you can be you</text:span> </text:p>
      <text:p text:style-name="P7"/>
      <text:p text:style-name="P7"><text:span text:style-name="T1">You can be you</text:span> </text:p>
      <text:p text:style-name="P7"><text:span text:style-name="T1">If not you, who?</text:span> </text:p>
      <text:p text:style-name="P7"><text:span text:style-name="T1">You can be you...</text:span> </text:p>
      <text:p text:style-name="P7"/>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6">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7">Song: Mouth Of Truth</text:p>
      <text:p text:style-name="P17"/>
      <text:p text:style-name="P12">Sometimes</text:p>
      <text:p text:style-name="P12">You feel</text:p>
      <text:p text:style-name="P12">You need to make some changes to your lifestyle</text:p>
      <text:p text:style-name="P12"><text:soft-page-break/>Sometimes</text:p>
      <text:p text:style-name="P12">You know</text:p>
      <text:p text:style-name="P12">Exactly what it is and what it does</text:p>
      <text:p text:style-name="P12"/>
      <text:p text:style-name="P12">And sometimes</text:p>
      <text:p text:style-name="P12">You don't have a clue</text:p>
      <text:p text:style-name="P12">About any thing at all</text:p>
      <text:p text:style-name="P12"/>
      <text:p text:style-name="P12">So you fake it</text:p>
      <text:p text:style-name="P12">And you take it</text:p>
      <text:p text:style-name="P12">But it breaks you</text:p>
      <text:p text:style-name="P12">So you hate it</text:p>
      <text:p text:style-name="P12">Yes you hate it</text:p>
      <text:p text:style-name="P12">Oh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ttered, almost heartless</text:p>
      <text:p text:style-name="P12">Sometimes</text:p>
      <text:p text:style-name="P12">You feel</text:p>
      <text:p text:style-name="P12">You might go out and kill just for a thrill</text:p>
      <text:p text:style-name="P12"/>
      <text:p text:style-name="P12">And it scares you</text:p>
      <text:p text:style-name="P12">Deep down inside</text:p>
      <text:p text:style-name="P12">Where you go to hide</text:p>
      <text:p text:style-name="P12"/>
      <text:p text:style-name="P12">So you chase it</text:p>
      <text:p text:style-name="P12">And erase it</text:p>
      <text:p text:style-name="P12">But it comes back</text:p>
      <text:p text:style-name="P12">So you face it</text:p>
      <text:p text:style-name="P12">But you hate it</text:p>
      <text:p text:style-name="P12">Yes you hate it</text:p>
      <text:p text:style-name="P12"/>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Put your hand</text:p>
      <text:p text:style-name="P12">Put your hand</text:p>
      <text:p text:style-name="P11"><text:span text:style-name="T1">Put your hand</text:span> </text:p>
      <text:p text:style-name="P13"/>
      <text:p text:style-name="P13">Put your hand in the mouth of truth..</text:p>
      <text:p text:style-name="P17"><text:soft-page-break/>As the song ends, Morashon/Thisone and Annai are holding hands.  They look into each other's eyes.  Annai slowly fades away.</text:p>
      <text:p text:style-name="P17"/>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text:soft-page-break/>_Thisone: what can you do for me now?</text:p>
      <text:p text:style-name="P16">_Stranger: Nothing, right this minute.  I just want you to know that wheels are turning.</text:p>
      <text:p text:style-name="P16">_Thisone: I feel a song coming on.</text:p>
      <text:p text:style-name="P16">_Stranger: I communicate better that way.</text:p>
      <text:p text:style-name="P17"/>
      <text:p text:style-name="P17">Song: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6"/>
      <text:p text:style-name="P1"><text:soft-page-break/><text:span text:style-name="T2">Over and Over</text:span> </text:p>
      <text:p text:style-name="P1"><text:span text:style-name="T2">I want your Love Divine</text:span> </text:p>
      <text:p text:style-name="P1"><text:span text:style-name="T2">(whispered: be mine!)</text:span> </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
      <text:p text:style-name="P17">Lights dim except for spot on Thisone.</text:p>
      <text:p text:style-name="P17">Song: God Is Blue</text:p>
      <text:p text:style-name="P17">Sung by: Thisone</text:p>
      <text:p text:style-name="P17"/>
      <text:p text:style-name="P6"><text:soft-page-break/>Take them all</text:p>
      <text:p text:style-name="P6">Take them all away now</text:p>
      <text:p text:style-name="P6">I don't care</text:p>
      <text:p text:style-name="P6">I can't feel anyhow</text:p>
      <text:p text:style-name="P6">I'm alone in the crowd somehow</text:p>
      <text:p text:style-name="P6">I'm alone in the crowd</text:p>
      <text:p text:style-name="P6"/>
      <text:p text:style-name="P6">There's a place</text:p>
      <text:p text:style-name="P6">I can feel it sometimes</text:p>
      <text:p text:style-name="P6">There's no space</text:p>
      <text:p text:style-name="P6">For my soul to breathe in here</text:p>
      <text:p text:style-name="P6">I'm alone in the crowd again</text:p>
      <text:p text:style-name="P6">I'm alone in the crowd</text:p>
      <text:p text:style-name="P6"/>
      <text:p text:style-name="P6">I feel things you can't imagine</text:p>
      <text:p text:style-name="P6">I see things that can't be true</text:p>
      <text:p text:style-name="P6">I know things that must be questions</text:p>
      <text:p text:style-name="P6"/>
      <text:p text:style-name="P6">God is blue</text:p>
      <text:p text:style-name="P6"/>
      <text:p text:style-name="P5"/>
      <text:p text:style-name="P10"><text:span text:style-name="T1">Lights fade up; Thisone is in an empty, desolate room, sitting on a wooden chair. The only other piece of furniture is a 40's-looking radio. He turns it on and hears the preacher quoting Mark Twain:</text:span> </text:p>
      <text:p text:style-name="P10"/>
      <text:p text:style-name="P25">"...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4"/>
      <text:p text:style-name="P15"/>
      <text:p text:style-name="P15">Song: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and one Annai head.</text:p>
      <text:p text:style-name="P15"/>
      <text:p text:style-name="P3">When the curtain falls</text:p>
      <text:p text:style-name="P3">You'll be there to take a bow</text:p>
      <text:p text:style-name="P3">You laugh, they scream and holler</text:p>
      <text:p text:style-name="P3">You're the one for now</text:p>
      <text:p text:style-name="P3">Soak in the morning sun </text:p>
      <text:p text:style-name="P3">Life is a load of fun</text:p>
      <text:p text:style-name="P3">For Morashon </text:p>
      <text:p text:style-name="P1"/>
      <text:p text:style-name="P3">When the shit comes down</text:p>
      <text:p text:style-name="P3">I'll be there to take the blows</text:p>
      <text:p text:style-name="P3">You laugh, I scream &amp; whimper</text:p>
      <text:p text:style-name="P3"><text:soft-page-break/>But nobody knows</text:p>
      <text:p text:style-name="P3">Two who believed as one</text:p>
      <text:p text:style-name="P3">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Someone's got to pay the price</text:p>
      <text:p text:style-name="P3">'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s gone </text:p>
      <text:p text:style-name="P1"/>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together:)</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text:soft-page-break/>It's tearing me apart </text:p>
      <text:p text:style-name="P3">If they don't care for me          Someone's got to pay the price</text:p>
      <text:p text:style-name="P3">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4">Morashon And Me</text:p>
      <text:p text:style-name="P24">Morashon And Me</text:p>
      <text:p text:style-name="P24">Morashon And Me</text:p>
      <text:p text:style-name="P17"/>
      <text:p text:style-name="P17">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7"/>
      <text:p text:style-name="P17">Fad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61</meta:editing-cycles>
    <dc:date>2012-07-24T17:42:05</dc:date>
    <meta:editing-duration>P1DT19H54M17S</meta:editing-duration>
    <meta:document-statistic meta:table-count="0" meta:image-count="0" meta:object-count="0" meta:page-count="47" meta:paragraph-count="1765" meta:word-count="19542" meta:character-count="109291" meta:non-whitespace-character-count="89745"/>
  </office:meta>
</office:document-meta>
</file>